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Perseus" style:family="table">
      <style:table-properties style:width="16.97cm" fo:margin-left="0.028cm" fo:margin-right="0.002cm" table:align="margins"/>
    </style:style>
    <style:style style:name="tableauPerseus.A" style:family="table-column">
      <style:table-column-properties style:column-width="8.961cm" style:rel-column-width="34603*"/>
    </style:style>
    <style:style style:name="tableauPerseus.B" style:family="table-column">
      <style:table-column-properties style:column-width="1.533cm" style:rel-column-width="5919*"/>
    </style:style>
    <style:style style:name="tableauPerseus.C" style:family="table-column">
      <style:table-column-properties style:column-width="0.594cm" style:rel-column-width="2295*"/>
    </style:style>
    <style:style style:name="tableauPerseus.D" style:family="table-column">
      <style:table-column-properties style:column-width="0.915cm" style:rel-column-width="3535*"/>
    </style:style>
    <style:style style:name="tableauPerseus.E" style:family="table-column">
      <style:table-column-properties style:column-width="1.681cm" style:rel-column-width="6491*"/>
    </style:style>
    <style:style style:name="tableauPerseus.F" style:family="table-column">
      <style:table-column-properties style:column-width="0.796cm" style:rel-column-width="3072*"/>
    </style:style>
    <style:style style:name="tableauPerseus.G" style:family="table-column">
      <style:table-column-properties style:column-width="1cm" style:rel-column-width="3862*"/>
    </style:style>
    <style:style style:name="tableauPerseus.H" style:family="table-column">
      <style:table-column-properties style:column-width="1.49cm" style:rel-column-width="5758*"/>
    </style:style>
    <style:style style:name="tableauPerseus.1" style:family="table-row">
      <style:table-row-properties style:row-height="0.54cm"/>
    </style:style>
    <style:style style:name="tableauPerseus.A1" style:family="table-cell">
      <style:table-cell-properties fo:background-color="transparent" fo:padding="0cm" fo:border="none">
        <style:background-image/>
      </style:table-cell-properties>
    </style:style>
    <style:style style:name="tableauPerseus.2" style:family="table-row">
      <style:table-row-properties style:row-height="0.4cm"/>
    </style:style>
    <style:style style:name="tableauPerseus.4" style:family="table-row">
      <style:table-row-properties style:row-height="0.36cm"/>
    </style:style>
    <style:style style:name="tableauPerseus.G4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Perseus.5" style:family="table-row">
      <style:table-row-properties style:row-height="0.386cm"/>
    </style:style>
    <style:style style:name="tableauPerseus.6" style:family="table-row">
      <style:table-row-properties style:min-row-height="0.831cm" style:keep-together="true" fo:keep-together="auto"/>
    </style:style>
    <style:style style:name="tableauPerseus.A6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leauPerseus.7" style:family="table-row">
      <style:table-row-properties style:row-height="0.388cm"/>
    </style:style>
    <style:style style:name="tableauPerseus.8" style:family="table-row">
      <style:table-row-properties style:min-row-height="0.499cm" style:keep-together="false" fo:keep-together="always"/>
    </style:style>
    <style:style style:name="tableauPerseus.9" style:family="table-row">
      <style:table-row-properties style:min-row-height="0.529cm"/>
    </style:style>
    <style:style style:name="tableauPerseus.A9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Perseus.G9" style:family="table-cell">
      <style:table-cell-properties style:vertical-align="bottom" fo:background-color="transparent" style:border-line-width-bottom="0.002cm 0.035cm 0.002cm" fo:padding="0cm" fo:border-left="none" fo:border-right="none" fo:border-top="0.002cm solid #000000" fo:border-bottom="0.039cm double #000000">
        <style:background-image/>
      </style:table-cell-properties>
    </style:style>
    <style:style style:name="P1" style:family="paragraph" style:parent-style-name="Standard">
      <style:text-properties style:font-name="Helvetica" fo:font-size="6pt" style:text-underline-style="solid" style:text-underline-width="auto" style:text-underline-color="font-color" style:font-size-asian="6pt" style:font-size-complex="6pt"/>
    </style:style>
    <style:style style:name="P2" style:family="paragraph" style:parent-style-name="Standard">
      <style:text-properties style:font-name="Helvetica" fo:font-size="6pt" style:font-size-asian="6pt" style:font-size-complex="6pt"/>
    </style:style>
    <style:style style:name="P3" style:family="paragraph" style:parent-style-name="Standard">
      <style:paragraph-properties fo:hyphenation-ladder-count="no-limit"/>
      <style:text-properties style:font-name="Helvetica" fo:font-size="9pt" fo:font-style="italic" style:font-size-asian="9pt" style:font-style-asian="italic" style:font-size-complex="9pt" style:font-style-complex="italic" fo:hyphenate="true" fo:hyphenation-remain-char-count="2" fo:hyphenation-push-char-count="2"/>
    </style:style>
    <style:style style:name="P4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Helvetica" fo:font-size="9pt" fo:font-style="italic" style:text-underline-style="solid" style:text-underline-width="auto" style:text-underline-color="font-color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5" style:family="paragraph" style:parent-style-name="Standard">
      <style:paragraph-properties fo:margin-left="0cm" fo:margin-right="0.101cm" fo:text-align="center" style:justify-single-word="false" fo:text-indent="0cm" style:auto-text-indent="false"/>
      <style:text-properties style:font-name="Helvetica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6" style:family="paragraph" style:parent-style-name="Standard">
      <style:paragraph-properties fo:margin-left="0cm" fo:margin-right="0.101cm" fo:text-align="end" style:justify-single-word="false" fo:text-indent="0cm" style:auto-text-indent="false"/>
      <style:text-properties style:font-name="Helvetica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7" style:family="paragraph" style:parent-style-name="Standard">
      <style:paragraph-properties fo:margin-left="0cm" fo:margin-right="0.101cm" fo:text-align="end" style:justify-single-word="false" fo:hyphenation-ladder-count="no-limit" fo:text-indent="0cm" style:auto-text-indent="false"/>
      <style:text-properties style:font-name="Helvetica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Helvetica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9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style:font-name="Helvetica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10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use-window-font-color="true" style:font-name="Helvetica" fo:font-size="9pt" fo:font-style="italic" style:text-underline-style="solid" style:text-underline-width="auto" style:text-underline-color="font-color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11" style:family="paragraph" style:parent-style-name="Standard">
      <style:paragraph-properties fo:margin-left="0cm" fo:margin-right="0.101cm" fo:text-align="justify" style:justify-single-word="false" fo:hyphenation-ladder-count="no-limit" fo:text-indent="0cm" style:auto-text-indent="false" fo:background-color="transparent" style:shadow="none">
        <style:tab-stops>
          <style:tab-stop style:position="0.882cm"/>
        </style:tab-stops>
        <style:drop-cap/>
        <style:background-image/>
      </style:paragraph-properties>
      <style:text-properties style:font-name="Helvetica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margin-left="0.009cm" fo:margin-right="0.088cm" fo:text-align="end" style:justify-single-word="false" fo:text-indent="0cm" style:auto-text-indent="false"/>
      <style:text-properties style:font-name="Helvetica"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margin-left="0.009cm" fo:margin-right="0.115cm" fo:text-align="end" style:justify-single-word="false" fo:hyphenation-ladder-count="no-limit" fo:text-indent="0cm" style:auto-text-indent="false"/>
      <style:text-properties style:font-name="Helvetica" fo:font-size="9pt" fo:font-style="italic" style:font-size-asian="9pt" style:font-style-asian="italic" style:font-size-complex="9pt" style:font-style-complex="italic" fo:hyphenate="true" fo:hyphenation-remain-char-count="2" fo:hyphenation-push-char-count="2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P15" style:family="paragraph" style:parent-style-name="Table_20_Contents">
      <style:paragraph-properties fo:text-align="start" style:justify-single-word="false" fo:hyphenation-ladder-count="no-limit"/>
      <style:text-properties style:font-name="Helvetica" fo:font-size="9pt" fo:font-style="italic" style:font-name-asian="Arial1" style:font-size-asian="9pt" style:font-style-asian="italic" style:font-name-complex="Arial1" style:font-size-complex="9pt" style:font-style-complex="italic" fo:hyphenate="true" fo:hyphenation-remain-char-count="2" fo:hyphenation-push-char-count="2"/>
    </style:style>
    <style:style style:name="P16" style:family="paragraph" style:parent-style-name="Table_20_Contents">
      <style:paragraph-properties fo:text-align="justify" style:justify-single-word="false"/>
      <style:text-properties style:font-name="Helvetica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P17" style:family="paragraph" style:parent-style-name="Table_20_Contents">
      <style:text-properties style:font-name="Helvetica" fo:font-size="9pt" fo:font-style="italic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9pt" fo:font-style="italic" style:font-size-asian="9pt" style:font-style-asian="italic" style:font-size-complex="9pt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9pt" fo:font-style="italic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style:font-name="Helvetica" fo:font-style="italic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tyle="italic" style:font-style-asian="italic" style:font-style-complex="italic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tyle="italic" style:font-style-asian="italic" style:font-style-complex="italic"/>
    </style:style>
    <style:style style:name="P23" style:family="paragraph" style:parent-style-name="Table_20_Contents">
      <style:paragraph-properties fo:hyphenation-ladder-count="no-limit"/>
      <style:text-properties style:font-name="Helvetica" fo:font-style="italic" style:font-style-asian="italic" style:font-style-complex="italic" fo:hyphenate="true" fo:hyphenation-remain-char-count="2" fo:hyphenation-push-char-count="2"/>
    </style:style>
    <style:style style:name="P24" style:family="paragraph" style:parent-style-name="Table_20_Contents">
      <style:paragraph-properties fo:margin-left="0.009cm" fo:margin-right="0.088cm" fo:text-align="end" style:justify-single-word="false" fo:text-indent="0cm" style:auto-text-indent="false"/>
      <style:text-properties style:font-name="Helvetica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Perseus" table:style-name="tableauPerseus">
        <table:table-column table:style-name="tableauPerseus.A"/>
        <table:table-column table:style-name="tableauPerseus.B"/>
        <table:table-column table:style-name="tableauPerseus.C"/>
        <table:table-column table:style-name="tableauPerseus.D"/>
        <table:table-column table:style-name="tableauPerseus.E"/>
        <table:table-column table:style-name="tableauPerseus.F"/>
        <table:table-column table:style-name="tableauPerseus.G"/>
        <table:table-column table:style-name="tableauPerseus.H"/>
        <table:table-row table:style-name="tableauPerseus.1">
          <table:table-cell table:style-name="tableauPerseus.A1" office:value-type="string">
            <text:p text:style-name="P4">%=TitreDecompte=%</text:p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6"/>
          </table:table-cell>
          <table:table-cell table:style-name="tableauPerseus.A1" office:value-type="string">
            <text:p text:style-name="P6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6"/>
          </table:table-cell>
        </table:table-row>
        <table:table-row table:style-name="tableauPerseus.2">
          <table:table-cell table:style-name="tableauPerseus.A1" office:value-type="string">
            <text:p text:style-name="P8">%{typeLigneDeux}%%=TextePriseEnCompte=%</text:p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6"/>
          </table:table-cell>
          <table:table-cell table:style-name="tableauPerseus.A1" office:value-type="string">
            <text:p text:style-name="P6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6"/>
          </table:table-cell>
        </table:table-row>
        <table:table-row table:style-name="tableauPerseus.2">
          <table:table-cell table:style-name="tableauPerseus.A1" office:value-type="string">
            <text:p text:style-name="P9">%{typeLigneTrois}%%=DebutDroit=%</text:p>
          </table:table-cell>
          <table:table-cell table:style-name="tableauPerseus.A1" office:value-type="string">
            <text:p text:style-name="P6">%=Mois=%</text:p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14">%=CHF=%</text:p>
          </table:table-cell>
          <table:table-cell table:style-name="tableauPerseus.A1" office:value-type="string">
            <text:p text:style-name="P6">%=MontantUnitaire=%</text:p>
          </table:table-cell>
          <table:table-cell table:style-name="tableauPerseus.A1" office:value-type="string">
            <text:p text:style-name="P6"/>
          </table:table-cell>
          <table:table-cell table:style-name="tableauPerseus.A1" office:value-type="string">
            <text:p text:style-name="P14">%=CHF=%</text:p>
          </table:table-cell>
          <table:table-cell table:style-name="tableauPerseus.A1" office:value-type="string">
            <text:p text:style-name="P6">%=MontantTotal1=%</text:p>
          </table:table-cell>
        </table:table-row>
        <table:table-row table:style-name="tableauPerseus.4">
          <table:table-cell table:style-name="tableauPerseus.A1" office:value-type="string">
            <text:p text:style-name="P16"><text:span text:style-name="T1">%{typeLigneQuatre}%</text:span>%=PrestationDejaVersee=%</text:p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1"/>
          </table:table-cell>
          <table:table-cell table:style-name="tableauPerseus.A1" office:value-type="string">
            <text:p text:style-name="P22"/>
          </table:table-cell>
          <table:table-cell table:style-name="tableauPerseus.A1" office:value-type="string">
            <text:p text:style-name="P22"/>
          </table:table-cell>
          <table:table-cell table:style-name="tableauPerseus.G4" office:value-type="string">
            <text:p text:style-name="P14">%=CHFM=%</text:p>
          </table:table-cell>
          <table:table-cell table:style-name="tableauPerseus.G4" office:value-type="string">
            <text:p text:style-name="P12">%=MontantVerse=%</text:p>
          </table:table-cell>
        </table:table-row>
        <table:table-row table:style-name="tableauPerseus.5">
          <table:table-cell table:style-name="tableauPerseus.A1" office:value-type="string">
            <text:p text:style-name="P16"><text:span text:style-name="T1">%{typeLigneCinq}%</text:span>%=TexteMontantTotal=%</text:p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1"/>
          </table:table-cell>
          <table:table-cell table:style-name="tableauPerseus.A1" office:value-type="string">
            <text:p text:style-name="P22"/>
          </table:table-cell>
          <table:table-cell table:style-name="tableauPerseus.A1" office:value-type="string">
            <text:p text:style-name="P22"/>
          </table:table-cell>
          <table:table-cell table:style-name="tableauPerseus.A1" office:value-type="string">
            <text:p text:style-name="P14">%=CHF=%</text:p>
          </table:table-cell>
          <table:table-cell table:style-name="tableauPerseus.A1" office:value-type="string">
            <text:p text:style-name="P24">%=MontantTotalDroit=%</text:p>
          </table:table-cell>
        </table:table-row>
        <table:table-row table:style-name="tableauPerseus.6">
          <table:table-cell table:style-name="tableauPerseus.A6" office:value-type="string">
            <text:p text:style-name="P10">%=TitreDecompte=%</text:p>
          </table:table-cell>
          <table:table-cell table:style-name="tableauPerseus.A6" office:value-type="string">
            <text:p text:style-name="P17"/>
          </table:table-cell>
          <table:table-cell table:style-name="tableauPerseus.A6" office:value-type="string">
            <text:p text:style-name="P17"/>
          </table:table-cell>
          <table:table-cell table:style-name="tableauPerseus.A6" office:value-type="string">
            <text:p text:style-name="P18"/>
          </table:table-cell>
          <table:table-cell table:style-name="tableauPerseus.A6" office:value-type="string">
            <text:p text:style-name="P19"/>
          </table:table-cell>
          <table:table-cell table:style-name="tableauPerseus.A6" office:value-type="string">
            <text:p text:style-name="P19"/>
          </table:table-cell>
          <table:table-cell table:style-name="tableauPerseus.A6" office:value-type="string">
            <text:p text:style-name="P17"/>
          </table:table-cell>
          <table:table-cell table:style-name="tableauPerseus.A6" office:value-type="string">
            <text:p text:style-name="P19"/>
          </table:table-cell>
        </table:table-row>
        <table:table-row table:style-name="tableauPerseus.7">
          <table:table-cell table:style-name="tableauPerseus.A1" office:value-type="string">
            <text:p text:style-name="P8">%{typeLigneSix}%%=AvanceAccordee=%</text:p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1"/>
          </table:table-cell>
          <table:table-cell table:style-name="tableauPerseus.A1" office:value-type="string">
            <text:p text:style-name="P22"/>
          </table:table-cell>
          <table:table-cell table:style-name="tableauPerseus.A1" office:value-type="string">
            <text:p text:style-name="P22"/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2"/>
          </table:table-cell>
        </table:table-row>
        <table:table-row table:style-name="tableauPerseus.8">
          <table:table-cell table:style-name="tableauPerseus.A1" office:value-type="string">
            <text:p text:style-name="P11">%{typeLigneSept}%%=NomCSR=%</text:p>
          </table:table-cell>
          <table:table-cell table:style-name="tableauPerseus.A1" office:value-type="string">
            <text:p text:style-name="P23"/>
          </table:table-cell>
          <table:table-cell table:style-name="tableauPerseus.A1" office:value-type="string">
            <text:p text:style-name="P23"/>
          </table:table-cell>
          <table:table-cell table:style-name="tableauPerseus.A1" office:value-type="string">
            <text:p text:style-name="P15">%=CHF=%</text:p>
          </table:table-cell>
          <table:table-cell table:style-name="tableauPerseus.A1" office:value-type="string">
            <text:p text:style-name="P13">%=MontantCSR=%</text:p>
          </table:table-cell>
          <table:table-cell table:style-name="tableauPerseus.A1" office:value-type="string">
            <text:p text:style-name="P13"/>
          </table:table-cell>
          <table:table-cell table:style-name="tableauPerseus.A1" office:value-type="string">
            <text:p text:style-name="P3">%=CHFM=%</text:p>
          </table:table-cell>
          <table:table-cell table:style-name="tableauPerseus.A1" office:value-type="string">
            <text:p text:style-name="P7">%=MontantAccorde=%</text:p>
          </table:table-cell>
        </table:table-row>
        <table:table-row table:style-name="tableauPerseus.9">
          <table:table-cell table:style-name="tableauPerseus.A9" office:value-type="string">
            <text:p text:style-name="P8">%{typeLigneHuit}%%=TexteVersement=%</text:p>
          </table:table-cell>
          <table:table-cell table:style-name="tableauPerseus.A9" office:value-type="string">
            <text:p text:style-name="P20"/>
          </table:table-cell>
          <table:table-cell table:style-name="tableauPerseus.A9" office:value-type="string">
            <text:p text:style-name="P20"/>
          </table:table-cell>
          <table:table-cell table:style-name="tableauPerseus.A9" office:value-type="string">
            <text:p text:style-name="P21"/>
          </table:table-cell>
          <table:table-cell table:style-name="tableauPerseus.A9" office:value-type="string">
            <text:p text:style-name="P22"/>
          </table:table-cell>
          <table:table-cell table:style-name="tableauPerseus.A9" office:value-type="string">
            <text:p text:style-name="P22"/>
          </table:table-cell>
          <table:table-cell table:style-name="tableauPerseus.G9" office:value-type="string">
            <text:p text:style-name="P14">%=CHF=%</text:p>
          </table:table-cell>
          <table:table-cell table:style-name="tableauPerseus.G9" office:value-type="string">
            <text:p text:style-name="P6">%=MontantFin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before="auto" fo:break-aft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4:39:59.32</dc:date>
    <meta:editing-cycles>92</meta:editing-cycles>
    <meta:editing-duration>PT9H25M21S</meta:editing-duration>
    <meta:document-statistic meta:table-count="1" meta:image-count="0" meta:object-count="0" meta:page-count="1" meta:paragraph-count="24" meta:word-count="24" meta:character-count="462"/>
    <meta:user-defined meta:name="Info 1"/>
    <meta:user-defined meta:name="Info 2"/>
    <meta:user-defined meta:name="Info 3"/>
    <meta:user-defined meta:name="Info 4"/>
  </office:meta>
</office:document-meta>
</file>